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rial Black1" svg:font-family="'Arial Black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officeooo:rsid="0018d982" officeooo:paragraph-rsid="0018d982"/>
    </style:style>
    <style:style style:name="P2" style:family="paragraph" style:parent-style-name="Text_20_body">
      <style:text-properties officeooo:rsid="0018d982" officeooo:paragraph-rsid="0018d982"/>
    </style:style>
    <style:style style:name="P3" style:family="paragraph" style:parent-style-name="Text_20_body">
      <style:text-properties officeooo:paragraph-rsid="001a9fa0"/>
    </style:style>
    <style:style style:name="P4" style:family="paragraph" style:parent-style-name="Quotations">
      <style:text-properties style:font-name="Comic Sans MS" officeooo:rsid="0017b4e9" officeooo:paragraph-rsid="0017b4e9"/>
    </style:style>
    <style:style style:name="P5" style:family="paragraph" style:parent-style-name="Title">
      <style:text-properties officeooo:rsid="0017b4e9" officeooo:paragraph-rsid="0017b4e9"/>
    </style:style>
    <style:style style:name="P6" style:family="paragraph" style:parent-style-name="Heading_20_2">
      <style:text-properties style:font-name="Arial Black1"/>
    </style:style>
    <style:style style:name="P7" style:family="paragraph" style:parent-style-name="Heading_20_2">
      <style:text-properties style:font-name="Arial Black1" officeooo:rsid="001a9fa0" officeooo:paragraph-rsid="001a9fa0"/>
    </style:style>
    <style:style style:name="T1" style:family="text">
      <style:text-properties style:text-position="super 58%" style:font-name="Arial Black1" officeooo:rsid="0017b4e9"/>
    </style:style>
    <style:style style:name="T2" style:family="text">
      <style:text-properties style:text-position="super 58%" style:font-name="Liberation Mono" fo:font-size="14pt" officeooo:rsid="001a9fa0" style:font-name-asian="Arial Black" style:font-size-asian="12.25pt" style:font-name-complex="Arial Black" style:font-size-complex="14pt"/>
    </style:style>
    <style:style style:name="T3" style:family="text">
      <style:text-properties style:font-name="Arial Black1"/>
    </style:style>
    <style:style style:name="T4" style:family="text">
      <style:text-properties style:font-name="Arial Black1" officeooo:rsid="0017b4e9"/>
    </style:style>
    <style:style style:name="T5" style:family="text">
      <style:text-properties style:font-name="Arial Black1" style:font-name-asian="Noto Sans CJK SC Regular" style:font-name-complex="Lohit Devanagari"/>
    </style:style>
    <style:style style:name="T6" style:family="text">
      <style:text-properties style:font-name="Arial Black1" officeooo:rsid="0018d982" style:font-name-asian="Noto Sans CJK SC Regular" style:font-name-complex="Lohit Devanagari"/>
    </style:style>
    <style:style style:name="T7" style:family="text">
      <style:text-properties style:font-name="Arial Black1" officeooo:rsid="001a9fa0" style:font-name-asian="Noto Sans CJK SC Regular" style:font-name-complex="Lohit Devanagari"/>
    </style:style>
    <style:style style:name="T8" style:family="text">
      <style:text-properties style:font-name="Arial Black1" officeooo:rsid="001a9fa0"/>
    </style:style>
    <style:style style:name="T9" style:family="text">
      <style:text-properties style:font-name="Liberation Mono" style:font-name-asian="Liberation Mono" style:font-name-complex="Liberation Mono"/>
    </style:style>
    <style:style style:name="T10" style:family="text">
      <style:text-properties style:font-name="Liberation Mono" officeooo:rsid="0018d982" style:font-name-asian="Liberation Mono" style:font-name-complex="Liberation Mono"/>
    </style:style>
    <style:style style:name="T11" style:family="text">
      <style:text-properties style:font-name="Liberation Mono" officeooo:rsid="001a9fa0" style:font-name-asian="Liberation Mono" style:font-name-complex="Liberation Mono"/>
    </style:style>
    <style:style style:name="T12" style:family="text">
      <style:text-properties style:font-name="Liberation Mono" style:font-name-asian="Noto Sans CJK SC Regular" style:font-name-complex="Lohit Devanagari"/>
    </style:style>
    <style:style style:name="T13" style:family="text">
      <style:text-properties style:font-name="Liberation Mono" officeooo:rsid="0018d982" style:font-name-asian="Noto Sans CJK SC Regular" style:font-name-complex="Lohit Devanagari"/>
    </style:style>
    <style:style style:name="T14" style:family="text">
      <style:text-properties style:font-name="Liberation Mono" officeooo:rsid="001a9fa0" style:font-name-asian="Noto Sans CJK SC Regular" style:font-name-complex="Lohit Devanagari"/>
    </style:style>
    <style:style style:name="T15" style:family="text">
      <style:text-properties style:font-name="Liberation Mono" officeooo:rsid="001c3e59" style:font-name-asian="Noto Sans CJK SC Regular" style:font-name-complex="Lohit Devanagari"/>
    </style:style>
    <style:style style:name="T16" style:family="text">
      <style:text-properties style:font-name="Liberation Mono" officeooo:rsid="0018d982"/>
    </style:style>
    <style:style style:name="T17" style:family="text">
      <style:text-properties style:font-name="Liberation Mono" fo:font-size="14pt" officeooo:rsid="001a9fa0" style:font-name-asian="Arial Black" style:font-size-asian="12.25pt" style:font-name-complex="Arial Black" style:font-size-complex="14pt"/>
    </style:style>
    <style:style style:name="T18" style:family="text">
      <style:text-properties style:font-name="Liberation Mono" fo:font-size="16pt" officeooo:rsid="001a9fa0" style:font-size-asian="14pt" style:font-size-complex="16pt"/>
    </style:style>
    <style:style style:name="T19" style:family="text">
      <style:text-properties style:font-name-asian="Liberation Mono" style:font-name-complex="Liberation Mono"/>
    </style:style>
    <style:style style:name="T20" style:family="text">
      <style:text-properties style:font-name-asian="Noto Sans CJK SC Regular" style:font-name-complex="Lohit Devanagari"/>
    </style:style>
    <style:style style:name="T21" style:family="text">
      <style:text-properties style:font-name="Arial Black" style:font-name-asian="Arial Black" style:font-name-complex="Arial Black"/>
    </style:style>
    <style:style style:name="T22" style:family="text">
      <style:text-properties style:font-name="Arial Black" officeooo:rsid="0018d982" style:font-name-asian="Arial Black" style:font-name-complex="Arial Black"/>
    </style:style>
    <style:style style:name="T23" style:family="text">
      <style:text-properties style:font-name="Arial Black" officeooo:rsid="001a9fa0" style:font-name-asian="Arial Black" style:font-name-complex="Arial Black"/>
    </style:style>
    <style:style style:name="T24" style:family="text">
      <style:text-properties style:font-name="Liberation Serif1" officeooo:rsid="0018d982" style:font-name-asian="Liberation Serif1" style:font-name-complex="Liberation Serif1"/>
    </style:style>
    <style:style style:name="T25" style:family="text">
      <style:text-properties style:font-name="Liberation Serif" officeooo:rsid="0018d982" style:font-name-asian="Noto Sans CJK SC Regular" style:font-name-complex="Lohit Devanagari"/>
    </style:style>
    <style:style style:name="T26" style:family="text">
      <style:text-properties style:font-name="Liberation Mono" officeooo:rsid="001c3e59" style:font-name-asian="Liberation Mono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eting-1</text:p>
      <text:p text:style-name="Caption"><text:tab/><text:tab/><text:tab/><text:tab/><text:tab/><text:tab/><text:tab/><text:tab/><text:tab/> <text:s text:c="12"/><text:span text:style-name="T4">August 8</text:span><text:span text:style-name="T1">th</text:span><text:span text:style-name="T4">,2016</text:span></text:p>
      <text:p text:style-name="P4"/>
      <text:h text:style-name="P7" text:outline-level="2">Venue:</text:h>
      <text:p text:style-name="P3"><text:span text:style-name="T8"><text:tab/></text:span><text:span text:style-name="T18">T-Hub</text:span></text:p>
      <text:h text:style-name="P6" text:outline-level="2">Attendees Of The Meeting :</text:h>
      <text:p text:style-name="P1"><text:span text:style-name="T3"><text:tab/></text:span><text:span text:style-name="T21">●</text:span><text:span text:style-name="T5"> <text:s/></text:span><text:span text:style-name="T20">Pratik Sharma(Client)</text:span></text:p>
      <text:p text:style-name="P1"><text:span text:style-name="T20"><text:tab/></text:span><text:span text:style-name="T19">●</text:span><text:span text:style-name="T20"> Srishti Gaud(Client)</text:span></text:p>
      <text:p text:style-name="P1"><text:span text:style-name="T20"><text:tab/></text:span><text:span text:style-name="T19">●</text:span><text:span text:style-name="T20"> Rohit Reddy(Mentor)</text:span></text:p>
      <text:p text:style-name="P1"><text:tab/><text:span text:style-name="T19">●</text:span><text:span text:style-name="T20"> Somu Bhargava</text:span></text:p>
      <text:p text:style-name="P1"><text:span text:style-name="T20"><text:tab/></text:span><text:span text:style-name="T19">●</text:span><text:span text:style-name="T20"> Hari Sai Charan </text:span></text:p>
      <text:p text:style-name="P1"><text:span text:style-name="T20"><text:tab/></text:span><text:span text:style-name="T19">●</text:span><text:span text:style-name="T20"> Priyansh Agrawal</text:span></text:p>
      <text:p text:style-name="P1"><text:span text:style-name="T20"><text:tab/></text:span><text:span text:style-name="T19">●</text:span><text:span text:style-name="T20"> Md Anam Raihan</text:span></text:p>
      <text:p text:style-name="P2"><text:span text:style-name="T12"><text:tab/></text:span><text:span text:style-name="T9">●</text:span><text:span text:style-name="T12"> Sathwik Aileneni</text:span></text:p>
      <text:h text:style-name="P6" text:outline-level="2">Meeting Agenda :</text:h>
      <text:p text:style-name="Text_20_body"><text:span text:style-name="T3"><text:tab/></text:span><text:span text:style-name="T22">●</text:span><text:span text:style-name="T6"> </text:span><text:span text:style-name="T16">Introduction with the clients.</text:span></text:p>
      <text:p text:style-name="Text_20_body"><text:tab/><text:span text:style-name="T24">●</text:span><text:span text:style-name="T25"> <text:s/></text:span><text:span text:style-name="T13">Knowing the requirements of project</text:span></text:p>
      <text:p text:style-name="Text_20_body"><text:span text:style-name="T13"><text:tab/></text:span><text:span text:style-name="T10">●</text:span><text:span text:style-name="T13"> Introduction about E-Commerce and its infrastructure</text:span></text:p>
      <text:p text:style-name="Text_20_body"><text:span text:style-name="T13"><text:tab/></text:span><text:span text:style-name="T10">●</text:span><text:span text:style-name="T13"> Introduction about the Magento software</text:span></text:p>
      <text:p text:style-name="Text_20_body"><text:span text:style-name="T13"><text:tab/></text:span><text:span text:style-name="T26">●</text:span><text:span text:style-name="T15"> Knowing ERP Data Synchronization Offline</text:span></text:p>
      <text:h text:style-name="P7" text:outline-level="2">Minute of Meeting:</text:h>
      <text:p text:style-name="P3"><text:span text:style-name="T8"><text:tab/></text:span><text:span text:style-name="T18">45 Minutes</text:span></text:p>
      <text:h text:style-name="P7" text:outline-level="2">Activity Information :</text:h>
      <text:p text:style-name="P3"><text:span text:style-name="T8"><text:tab/></text:span><text:span text:style-name="T23">●</text:span><text:span text:style-name="T7"> </text:span><text:span text:style-name="T14">Dealing with the installation of XAMP,LAMP or </text:span><text:span text:style-name="T15">W</text:span><text:span text:style-name="T14">AMP and <text:s text:c="4"/><text:tab/> <text:s/>Magento.</text:span></text:p>
      <text:p text:style-name="P3"><text:soft-page-break/><text:span text:style-name="T8"><text:tab/></text:span><text:span text:style-name="T11">●</text:span><text:span text:style-name="T14"> Dealing with the basics of PHP,MYSQL and Magento</text:span></text:p>
      <text:p text:style-name="P3"><text:span text:style-name="T14"><text:tab/></text:span><text:span text:style-name="T11">●</text:span><text:span text:style-name="T14"> Required to develop any sort of magento plugin by next meet</text:span></text:p>
      <text:h text:style-name="P7" text:outline-level="2">Next Meeting Planned :</text:h>
      <text:p text:style-name="P3"><text:span text:style-name="T8"><text:tab/></text:span><text:span text:style-name="T17"> Scheduled on 22</text:span><text:span text:style-name="T2">nd</text:span><text:span text:style-name="T17"> August,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Arial Black1" svg:font-family="'Arial Black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9:36:56.042114371</meta:creation-date>
    <dc:date>2016-08-14T20:41:39.606170054</dc:date>
    <meta:editing-duration>PT11M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117" meta:character-count="762" meta:non-whitespace-character-count="620"/>
  </office:meta>
</office:document-meta>
</file>